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d49b" officeooo:paragraph-rsid="0006d49b"/>
    </style:style>
    <style:style style:name="P2" style:family="paragraph" style:parent-style-name="Standard">
      <style:text-properties fo:color="#0000ff" officeooo:rsid="0006d49b" officeooo:paragraph-rsid="0006d49b"/>
    </style:style>
    <style:style style:name="P3" style:family="paragraph" style:parent-style-name="Standard">
      <style:text-properties fo:color="#0000ff" fo:font-style="normal" officeooo:rsid="0006d49b" officeooo:paragraph-rsid="0006d49b" style:font-style-asian="normal" style:font-style-complex="normal"/>
    </style:style>
    <style:style style:name="P4" style:family="paragraph" style:parent-style-name="Standard">
      <style:text-properties fo:color="#0000ff" fo:font-style="normal" officeooo:rsid="00085bca" officeooo:paragraph-rsid="00085bca" style:font-style-asian="normal" style:font-style-complex="normal"/>
    </style:style>
    <style:style style:name="P5" style:family="paragraph" style:parent-style-name="Standard">
      <style:text-properties fo:color="#0000ff" fo:font-style="normal" officeooo:rsid="000ae849" officeooo:paragraph-rsid="000ae849" style:font-style-asian="normal" style:font-style-complex="normal"/>
    </style:style>
    <style:style style:name="P6" style:family="paragraph" style:parent-style-name="Standard">
      <style:text-properties fo:color="#ff0000" officeooo:rsid="0006d49b" officeooo:paragraph-rsid="0006d49b"/>
    </style:style>
    <style:style style:name="P7" style:family="paragraph" style:parent-style-name="Standard">
      <style:text-properties fo:color="#ff0000" fo:font-style="normal" officeooo:rsid="0006d49b" officeooo:paragraph-rsid="0006d49b" style:font-style-asian="normal" style:font-style-complex="normal"/>
    </style:style>
    <style:style style:name="P8" style:family="paragraph" style:parent-style-name="Standard">
      <style:text-properties fo:color="#ff0000" fo:font-style="normal" officeooo:rsid="00085bca" officeooo:paragraph-rsid="00085bca" style:font-style-asian="normal" style:font-style-complex="normal"/>
    </style:style>
    <style:style style:name="P9" style:family="paragraph" style:parent-style-name="Standard">
      <style:text-properties fo:color="#ff0000" fo:font-style="normal" officeooo:rsid="000ae849" officeooo:paragraph-rsid="000ae849" style:font-style-asian="normal" style:font-style-complex="normal"/>
    </style:style>
    <style:style style:name="P10" style:family="paragraph" style:parent-style-name="Standard">
      <style:text-properties fo:font-style="normal" officeooo:rsid="0006d49b" officeooo:paragraph-rsid="0006d49b" style:font-style-asian="normal" style:font-style-complex="normal"/>
    </style:style>
    <style:style style:name="P11" style:family="paragraph" style:parent-style-name="Standard">
      <style:text-properties fo:font-style="normal" officeooo:rsid="00085bca" officeooo:paragraph-rsid="00085bca" style:font-style-asian="normal" style:font-style-complex="normal"/>
    </style:style>
    <style:style style:name="P12" style:family="paragraph" style:parent-style-name="Standard">
      <style:text-properties fo:font-style="normal" officeooo:rsid="000ae849" officeooo:paragraph-rsid="000ae849" style:font-style-asian="normal" style:font-style-complex="normal"/>
    </style:style>
    <style:style style:name="P13" style:family="paragraph" style:parent-style-name="Standard">
      <style:text-properties fo:color="#000000" fo:font-style="normal" officeooo:rsid="0006d49b" officeooo:paragraph-rsid="0006d49b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$ grep -w .*cot$ dico_francais-utf8.txt </text:p>
      <text:p text:style-name="P2">abricot</text:p>
      <text:p text:style-name="P2">bécot</text:p>
      <text:p text:style-name="P2">écot</text:p>
      <text:p text:style-name="P2">haricot</text:p>
      <text:p text:style-name="P2">tricot</text:p>
      <text:p text:style-name="P6">listar las palabras que terminan en “<text:span text:style-name="T1">cot”</text:span></text:p>
      <text:p text:style-name="P1"/>
      <text:p text:style-name="P10">$ grep -w ^av.*t$ dico_francais-utf8.txt </text:p>
      <text:p text:style-name="P3">avaient</text:p>
      <text:p text:style-name="P3">avait</text:p>
      <text:p text:style-name="P3">avancement</text:p>
      <text:p text:style-name="P3">avancent</text:p>
      <text:p text:style-name="P3">avant …</text:p>
      <text:p text:style-name="P7">palabras que comuenzan por “<text:span text:style-name="T1">av”</text:span> y terminan en “<text:span text:style-name="T1">t</text:span>”</text:p>
      <text:p text:style-name="P7"/>
      <text:p text:style-name="P13">$ grep -w ^[^a^e]*a[^a^e]*a[^a^e]$ dico_francais-utf8.txt </text:p>
      <text:p text:style-name="P3">abdominal</text:p>
      <text:p text:style-name="P3">achat</text:p>
      <text:p text:style-name="P3">adéquat</text:p>
      <text:p text:style-name="P3">aérostat ...</text:p>
      <text:p text:style-name="P7">palabras que tienen solo dos “<text:span text:style-name="T1">a</text:span>” y no tienen “<text:span text:style-name="T1">e</text:span>”</text:p>
      <text:p text:style-name="P10"/>
      <text:p text:style-name="P10">$ grep -w ^[a-l]....$ dico_francais-utf8.txt </text:p>
      <text:p text:style-name="P3">…</text:p>
      <text:p text:style-name="P7">palabras de 5 letras que comienzan por una letra en el intervalo [a-l]</text:p>
      <text:p text:style-name="P7"/>
      <text:p text:style-name="P11">$ grep -c ^V dico_francais-utf8.txt</text:p>
      <text:p text:style-name="P4">44</text:p>
      <text:p text:style-name="P8">contar la cantidad de lineas que machean</text:p>
      <text:p text:style-name="P11"/>
      <text:p text:style-name="P11">$ grep ^[A-Z] dico_francais-utf8.txt</text:p>
      <text:p text:style-name="P4">Aaron</text:p>
      <text:p text:style-name="P4">Abdel</text:p>
      <text:p text:style-name="P4">Abidjan</text:p>
      <text:p text:style-name="P4">Abyssin</text:p>
      <text:p text:style-name="P4">Abyssine ...</text:p>
      <text:p text:style-name="P8">palabras que comienzan con mayuscula</text:p>
      <text:p text:style-name="P11"/>
      <text:p text:style-name="P12">$ grep .*[a\|e\|i\|o\|u]$ dico_francais-utf8.txt</text:p>
      <text:p text:style-name="P5">…</text:p>
      <text:p text:style-name="P9">lineas que terminan en vocal</text:p>
      <text:p text:style-name="P12"/>
      <text:p text:style-name="P12">$ grep ^[^a^e^i^o^u]*[a\|e\|i\|o\|u][^a^e^i^o^u]*$ dico_francais-utf8.txt</text:p>
      <text:p text:style-name="P12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8:11:08.317417962</meta:creation-date>
    <dc:date>2017-02-01T18:54:27.015985944</dc:date>
    <meta:editing-duration>PT28M2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37" meta:word-count="118" meta:character-count="853" meta:non-whitespace-character-count="742"/>
  </office:meta>
</office:document-meta>
</file>